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orlopig volgt de presentatie het verslag ongeveer.</text:p>
      <text:p text:style-name="Standard"/>
      <text:p text:style-name="Standard">Ik heb in een opmerking op elke slide gezet wat er ongeveer gezegd moet worden (dit is mijn idee, als jullie het anders zien, mag het uiteraard ook anders)</text:p>
      <text:p text:style-name="Standard">Probeer steeds de volgende slide aan te kondigen, dat komt beter over naar het publiek (je schept de indruk dat je weet wat je verteld doordat je weet wat er komt) Heb ook steeds een link naar de volgende slide in de opmerking gezet.</text:p>
      <text:p text:style-name="Standard"><text:tab/>Ne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le Rober</meta:initial-creator>
    <meta:creation-date>2012-12-10T16:03:50</meta:creation-date>
    <dc:date>2012-12-10T16:06:52</dc:date>
    <dc:creator>Nele Rober</dc:creator>
    <meta:editing-duration>PT23S</meta:editing-duration>
    <meta:editing-cycles>2</meta:editing-cycles>
    <meta:generator>LibreOffice/3.5$Linux_X86_64 LibreOffice_project/350m1$Build-2</meta:generator>
    <meta:document-statistic meta:table-count="0" meta:image-count="0" meta:object-count="0" meta:page-count="1" meta:paragraph-count="4" meta:word-count="81" meta:character-count="445" meta:non-whitespace-character-count="367"/>
  </office:meta>
</office:document-meta>
</file>